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P1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ola</text:span><text:span text:style-name="T1_2">,</text:span></text:p>
      <text:p text:style-name="P2"/>
      <text:p text:style-name="P3"><text:span text:style-name="T3_1">Contesto</text:span><text:span text:style-name="T3_2"><text:s/></text:span><text:span text:style-name="T3_3">a</text:span><text:span text:style-name="T3_4"><text:s/></text:span><text:span text:style-name="T3_5">les</text:span><text:span text:style-name="T3_6"><text:s/></text:span><text:span text:style-name="T3_7">teves</text:span><text:span text:style-name="T3_8"><text:s/></text:span><text:span text:style-name="T3_9">preguntes</text:span><text:span text:style-name="T3_10">:</text:span></text:p>
      <text:p text:style-name="P4"><text:span text:style-name="T4_1">1:<text:s/></text:span><text:span text:style-name="T4_2">El</text:span><text:span text:style-name="T4_3"><text:s/></text:span><text:span text:style-name="T4_4">controlador</text:span><text:span text:style-name="T4_5"><text:s/></text:span><text:span text:style-name="T4_6">de</text:span><text:span text:style-name="T4_7"><text:s/></text:span><text:span text:style-name="T4_8">cas</text:span><text:span text:style-name="T4_9"><text:s/></text:span><text:span text:style-name="T4_10">d</text:span><text:span text:style-name="T4_11">’</text:span><text:span text:style-name="T4_12">ús</text:span><text:span text:style-name="T4_13"><text:s/></text:span><text:span text:style-name="T4_14">de</text:span><text:span text:style-name="T4_15"><text:s/></text:span><text:span text:style-name="T4_16">login</text:span><text:span text:style-name="T4_17"><text:s/></text:span><text:span text:style-name="T4_18">pot</text:span><text:span text:style-name="T4_19"><text:s/></text:span><text:span text:style-name="T4_20">emmagatzemar</text:span><text:span text:style-name="T4_21"><text:s/></text:span><text:span text:style-name="T4_22">dades</text:span><text:span text:style-name="T4_23"><text:s/></text:span><text:span text:style-name="T4_24">que</text:span><text:span text:style-name="T4_25"><text:s/></text:span><text:span text:style-name="T4_26">no</text:span><text:span text:style-name="T4_27"><text:s/></text:span><text:span text:style-name="T4_28">es</text:span><text:span text:style-name="T4_29"><text:s/></text:span><text:span text:style-name="T4_30">fan</text:span><text:span text:style-name="T4_31"><text:s/></text:span><text:span text:style-name="T4_32">servir</text:span><text:span text:style-name="T4_33"><text:s/></text:span><text:span text:style-name="T4_34">per</text:span><text:span text:style-name="T4_35"><text:s/></text:span><text:span text:style-name="T4_36">l</text:span><text:span text:style-name="T4_37">’</text:span><text:span text:style-name="T4_38">acompliment</text:span><text:span text:style-name="T4_39"><text:s/></text:span><text:span text:style-name="T4_40">del</text:span><text:span text:style-name="T4_41"><text:s/></text:span><text:span text:style-name="T4_42">propi</text:span><text:span text:style-name="T4_43"><text:s/></text:span><text:span text:style-name="T4_44">cas</text:span><text:span text:style-name="T4_45"><text:s/></text:span><text:span text:style-name="T4_46">d</text:span><text:span text:style-name="T4_47">’</text:span><text:span text:style-name="T4_48">ús</text:span><text:span text:style-name="T4_49"><text:s/></text:span><text:span text:style-name="T4_50">però</text:span><text:span text:style-name="T4_51"><text:s/></text:span><text:span text:style-name="T4_52">que</text:span><text:span text:style-name="T4_53"><text:s/></text:span><text:span text:style-name="T4_54">podríen</text:span><text:span text:style-name="T4_55"><text:s/></text:span><text:span text:style-name="T4_56">ser</text:span><text:span text:style-name="T4_57"><text:s/></text:span><text:span text:style-name="T4_58">útils</text:span><text:span text:style-name="T4_59"><text:s/></text:span><text:span text:style-name="T4_60">per</text:span><text:span text:style-name="T4_61"><text:s/></text:span><text:span text:style-name="T4_62">la</text:span><text:span text:style-name="T4_63"><text:s/></text:span><text:span text:style-name="T4_64">seva</text:span><text:span text:style-name="T4_65"><text:s/></text:span><text:span text:style-name="T4_66">reutilització</text:span><text:span text:style-name="T4_67">?</text:span></text:p>
      <text:p text:style-name="P5"><text:span text:style-name="T5_1">R</text:span><text:span text:style-name="T5_2">&gt;<text:s/></text:span><text:span text:style-name="T5_3">Només</text:span><text:span text:style-name="T5_4"><text:s/></text:span><text:span text:style-name="T5_5">pots</text:span><text:span text:style-name="T5_6"><text:s/></text:span><text:span text:style-name="T5_7">emmagatzemar</text:span><text:span text:style-name="T5_8"><text:s/></text:span><text:span text:style-name="T5_9">el</text:span><text:span text:style-name="T5_10"><text:s/></text:span><text:span text:style-name="T5_11">que</text:span><text:span text:style-name="T5_12"><text:s/></text:span><text:span text:style-name="T5_13">digui</text:span><text:span text:style-name="T5_14"><text:s/></text:span><text:span text:style-name="T5_15">el</text:span><text:span text:style-name="T5_16"><text:s/></text:span><text:span text:style-name="T5_17">contracte</text:span><text:span text:style-name="T5_18">.</text:span></text:p>
      <text:p text:style-name="P6"><text:span text:style-name="T6_1">2:<text:s/></text:span><text:span text:style-name="T6_2">Podem</text:span><text:span text:style-name="T6_3"><text:s/></text:span><text:span text:style-name="T6_4">ordenar</text:span><text:span text:style-name="T6_5"><text:s/></text:span><text:span text:style-name="T6_6">conjunts</text:span><text:span text:style-name="T6_7"><text:s/></text:span><text:span text:style-name="T6_8">formats</text:span><text:span text:style-name="T6_9"><text:s/></text:span><text:span text:style-name="T6_10">per</text:span><text:span text:style-name="T6_11"><text:s/></text:span><text:span text:style-name="T6_12">una</text:span><text:span text:style-name="T6_13"><text:s/></text:span><text:span text:style-name="T6_14">classe</text:span><text:span text:style-name="T6_15"><text:s/>(</text:span><text:span text:style-name="T6_16">i</text:span><text:span text:style-name="T6_17"><text:s/></text:span><text:span text:style-name="T6_18">no</text:span><text:span text:style-name="T6_19"><text:s/></text:span><text:span text:style-name="T6_20">tupla</text:span><text:span text:style-name="T6_21">)<text:s/></text:span><text:span text:style-name="T6_22">passant</text:span><text:span text:style-name="T6_23">-</text:span><text:span text:style-name="T6_24">li</text:span><text:span text:style-name="T6_25"><text:s/></text:span><text:span text:style-name="T6_26">a</text:span><text:span text:style-name="T6_27"><text:s/></text:span><text:span text:style-name="T6_28">la</text:span><text:span text:style-name="T6_29"><text:s/></text:span><text:span text:style-name="T6_30">operació</text:span><text:span text:style-name="T6_31"><text:s/></text:span><text:span text:style-name="T6_32">d</text:span><text:span text:style-name="T6_33">’</text:span><text:span text:style-name="T6_34">ordenació</text:span><text:span text:style-name="T6_35"><text:s/></text:span><text:span text:style-name="T6_36">una</text:span><text:span text:style-name="T6_37"><text:s/></text:span><text:span text:style-name="T6_38">funció</text:span><text:span text:style-name="T6_39"><text:s/></text:span><text:span text:style-name="T6_40">pròpia</text:span><text:span text:style-name="T6_41"><text:s/></text:span><text:span text:style-name="T6_42">de</text:span><text:span text:style-name="T6_43"><text:s/></text:span><text:span text:style-name="T6_44">la</text:span><text:span text:style-name="T6_45"><text:s/></text:span><text:span text:style-name="T6_46">classe</text:span><text:span text:style-name="T6_47">?</text:span></text:p>
      <text:p text:style-name="P7"><text:span text:style-name="T7_1">R</text:span><text:span text:style-name="T7_2">&gt;<text:s/></text:span><text:span text:style-name="T7_3">No</text:span><text:span text:style-name="T7_4"><text:s/></text:span><text:span text:style-name="T7_5">entenc</text:span><text:span text:style-name="T7_6"><text:s/></text:span><text:span text:style-name="T7_7">aquesta</text:span><text:span text:style-name="T7_8"><text:s/></text:span><text:span text:style-name="T7_9">operació</text:span><text:span text:style-name="T7_10">.<text:s/></text:span><text:span text:style-name="T7_11">Si</text:span><text:span text:style-name="T7_12"><text:s/></text:span><text:span text:style-name="T7_13">la</text:span><text:span text:style-name="T7_14"><text:s/></text:span><text:span text:style-name="T7_15">voleu</text:span><text:span text:style-name="T7_16"><text:s/></text:span><text:span text:style-name="T7_17">utilitzar</text:span><text:span text:style-name="T7_18"><text:s/></text:span><text:span text:style-name="T7_19">hauríeu</text:span><text:span text:style-name="T7_20"><text:s/></text:span><text:span text:style-name="T7_21">d</text:span><text:span text:style-name="T7_22">'</text:span><text:span text:style-name="T7_23">indicar</text:span><text:span text:style-name="T7_24"><text:s/></text:span><text:span text:style-name="T7_25">el</text:span><text:span text:style-name="T7_26"><text:s/></text:span><text:span text:style-name="T7_27">pseudocodi</text:span><text:span text:style-name="T7_28">.<text:s/></text:span><text:span text:style-name="T7_29">Com</text:span><text:span text:style-name="T7_30"><text:s/></text:span><text:span text:style-name="T7_31">a</text:span><text:span text:style-name="T7_32"><text:s/></text:span><text:span text:style-name="T7_33">programadora</text:span><text:span text:style-name="T7_34"><text:s/></text:span><text:span text:style-name="T7_35">no</text:span><text:span text:style-name="T7_36"><text:s/></text:span><text:span text:style-name="T7_37">la</text:span><text:span text:style-name="T7_38"><text:s/></text:span><text:span text:style-name="T7_39">sabria</text:span><text:span text:style-name="T7_40"><text:s/></text:span><text:span text:style-name="T7_41">implementar</text:span><text:span text:style-name="T7_42">.</text:span></text:p>
      <text:p text:style-name="P8"><text:span text:style-name="T8_1">3:<text:s/></text:span><text:span text:style-name="T8_2">En</text:span><text:span text:style-name="T8_3"><text:s/></text:span><text:span text:style-name="T8_4">els</text:span><text:span text:style-name="T8_5"><text:s/></text:span><text:span text:style-name="T8_6">diagrames</text:span><text:span text:style-name="T8_7">,<text:s/></text:span><text:span text:style-name="T8_8">els</text:span><text:span text:style-name="T8_9"><text:s/></text:span><text:span text:style-name="T8_10">conjunts</text:span><text:span text:style-name="T8_11"><text:s/></text:span><text:span text:style-name="T8_12">d</text:span><text:span text:style-name="T8_13">’</text:span><text:span text:style-name="T8_14">objectes</text:span><text:span text:style-name="T8_15"><text:s/></text:span><text:span text:style-name="T8_16">contenen</text:span><text:span text:style-name="T8_17"><text:s/></text:span><text:span text:style-name="T8_18">referències</text:span><text:span text:style-name="T8_19"><text:s/></text:span><text:span text:style-name="T8_20">a</text:span><text:span text:style-name="T8_21"><text:s/></text:span><text:span text:style-name="T8_22">objectes</text:span><text:span text:style-name="T8_23"><text:s/></text:span><text:span text:style-name="T8_24">o</text:span><text:span text:style-name="T8_25"><text:s/></text:span><text:span text:style-name="T8_26">bé</text:span><text:span text:style-name="T8_27"><text:s/></text:span><text:span text:style-name="T8_28">còpies</text:span><text:span text:style-name="T8_29"><text:s/></text:span><text:span text:style-name="T8_30">d</text:span><text:span text:style-name="T8_31">’</text:span><text:span text:style-name="T8_32">aquests</text:span><text:span text:style-name="T8_33">?</text:span></text:p>
      <text:p text:style-name="P9"><text:span text:style-name="T9_1">R</text:span><text:span text:style-name="T9_2">&gt;<text:s/></text:span><text:span text:style-name="T9_3">Això</text:span><text:span text:style-name="T9_4"><text:s/></text:span><text:span text:style-name="T9_5">ho</text:span><text:span text:style-name="T9_6"><text:s/></text:span><text:span text:style-name="T9_7">decidiu</text:span><text:span text:style-name="T9_8"><text:s/></text:span><text:span text:style-name="T9_9">vosaltres</text:span><text:span text:style-name="T9_10"><text:s/></text:span><text:span text:style-name="T9_11">en</text:span><text:span text:style-name="T9_12"><text:s/></text:span><text:span text:style-name="T9_13">el</text:span><text:span text:style-name="T9_14"><text:s/></text:span><text:span text:style-name="T9_15">vostre</text:span><text:span text:style-name="T9_16"><text:s/></text:span><text:span text:style-name="T9_17">disseny</text:span><text:span text:style-name="T9_18">.<text:s/></text:span><text:span text:style-name="T9_19">Si</text:span><text:span text:style-name="T9_20"><text:s/></text:span><text:span text:style-name="T9_21">treballeu</text:span><text:span text:style-name="T9_22"><text:s/></text:span><text:span text:style-name="T9_23">amb</text:span><text:span text:style-name="T9_24"><text:s/></text:span><text:span text:style-name="T9_25">còpies</text:span><text:span text:style-name="T9_26"><text:s/></text:span><text:span text:style-name="T9_27">els</text:span><text:span text:style-name="T9_28"><text:s/></text:span><text:span text:style-name="T9_29">canvis</text:span><text:span text:style-name="T9_30"><text:s/></text:span><text:span text:style-name="T9_31">no</text:span><text:span text:style-name="T9_32"><text:s/></text:span><text:span text:style-name="T9_33">es</text:span><text:span text:style-name="T9_34"><text:s/></text:span><text:span text:style-name="T9_35">veuran</text:span><text:span text:style-name="T9_36"><text:s/></text:span><text:span text:style-name="T9_37">reflexats</text:span><text:span text:style-name="T9_38">.<text:s/></text:span><text:span text:style-name="T9_39">Si</text:span><text:span text:style-name="T9_40"><text:s/></text:span><text:span text:style-name="T9_41">treballeu</text:span><text:span text:style-name="T9_42"><text:s/></text:span><text:span text:style-name="T9_43">amb</text:span><text:span text:style-name="T9_44"><text:s/></text:span><text:span text:style-name="T9_45">els</text:span><text:span text:style-name="T9_46"><text:s/></text:span><text:span text:style-name="T9_47">originals</text:span><text:span text:style-name="T9_48"><text:s/></text:span><text:span text:style-name="T9_49">sí</text:span><text:span text:style-name="T9_50">.</text:span></text:p>
      <text:p text:style-name="P10"><text:span text:style-name="T10_1">4:<text:s/></text:span><text:span text:style-name="T10_2">Podem</text:span><text:span text:style-name="T10_3"><text:s/></text:span><text:span text:style-name="T10_4">utilitzar</text:span><text:span text:style-name="T10_5"><text:s/></text:span><text:span text:style-name="T10_6">índex</text:span><text:span text:style-name="T10_7"><text:s/></text:span><text:span text:style-name="T10_8">per</text:span><text:span text:style-name="T10_9"><text:s/></text:span><text:span text:style-name="T10_10">accedir</text:span><text:span text:style-name="T10_11"><text:s/></text:span><text:span text:style-name="T10_12">als</text:span><text:span text:style-name="T10_13"><text:s/></text:span><text:span text:style-name="T10_14">elements</text:span><text:span text:style-name="T10_15"><text:s/></text:span><text:span text:style-name="T10_16">d</text:span><text:span text:style-name="T10_17">'</text:span><text:span text:style-name="T10_18">un</text:span><text:span text:style-name="T10_19"><text:s/></text:span><text:span text:style-name="T10_20">conjunt</text:span><text:span text:style-name="T10_21"><text:s/></text:span><text:span text:style-name="T10_22">en</text:span><text:span text:style-name="T10_23"><text:s/></text:span><text:span text:style-name="T10_24">els</text:span><text:span text:style-name="T10_25"><text:s/></text:span><text:span text:style-name="T10_26">diagrames</text:span><text:span text:style-name="T10_27">?</text:span></text:p>
      <text:p text:style-name="P11"><text:span text:style-name="T11_1">R</text:span><text:span text:style-name="T11_2">&gt;<text:s/></text:span><text:span text:style-name="T11_3">Si</text:span><text:span text:style-name="T11_4"><text:s/></text:span><text:span text:style-name="T11_5">l</text:span><text:span text:style-name="T11_6">'</text:span><text:span text:style-name="T11_7">estructura</text:span><text:span text:style-name="T11_8"><text:s/></text:span><text:span text:style-name="T11_9">es</text:span><text:span text:style-name="T11_10"><text:s/></text:span><text:span text:style-name="T11_11">pot</text:span><text:span text:style-name="T11_12"><text:s/></text:span><text:span text:style-name="T11_13">utilitzat</text:span><text:span text:style-name="T11_14"><text:s/></text:span><text:span text:style-name="T11_15">a</text:span><text:span text:style-name="T11_16"><text:s/></text:span><text:span text:style-name="T11_17">qualsevol</text:span><text:span text:style-name="T11_18"><text:s/></text:span><text:span text:style-name="T11_19">llenguatge</text:span><text:span text:style-name="T11_20"><text:s/></text:span><text:span text:style-name="T11_21">de</text:span><text:span text:style-name="T11_22"><text:s/></text:span><text:span text:style-name="T11_23">programació</text:span><text:span text:style-name="T11_24"><text:s/>,</text:span><text:span text:style-name="T11_25">sí</text:span><text:span text:style-name="T11_26">.</text:span></text:p>
      <text:p text:style-name="P12"><text:span text:style-name="T12_1">5:<text:s/></text:span><text:span text:style-name="T12_2">Seria</text:span><text:span text:style-name="T12_3"><text:s/></text:span><text:span text:style-name="T12_4">correcte</text:span><text:span text:style-name="T12_5"><text:s/></text:span><text:span text:style-name="T12_6">mesclar</text:span><text:span text:style-name="T12_7"><text:s/></text:span><text:span text:style-name="T12_8">el</text:span><text:span text:style-name="T12_9"><text:s/></text:span><text:span text:style-name="T12_10">Patró</text:span><text:span text:style-name="T12_11"><text:s/></text:span><text:span text:style-name="T12_12">estratègia</text:span><text:span text:style-name="T12_13"><text:s/></text:span><text:span text:style-name="T12_14">amb</text:span><text:span text:style-name="T12_15"><text:s/></text:span><text:span text:style-name="T12_16">el</text:span><text:span text:style-name="T12_17"><text:s/></text:span><text:span text:style-name="T12_18">plantilla</text:span><text:span text:style-name="T12_19"><text:s/></text:span><text:span text:style-name="T12_20">fent</text:span><text:span text:style-name="T12_21"><text:s/></text:span><text:span text:style-name="T12_22">un</text:span><text:span text:style-name="T12_23"><text:s/></text:span><text:span text:style-name="T12_24">esquema</text:span><text:span text:style-name="T12_25"><text:s/></text:span><text:span text:style-name="T12_26">d</text:span><text:span text:style-name="T12_27">’</text:span><text:span text:style-name="T12_28">aquest</text:span><text:span text:style-name="T12_29"><text:s/></text:span><text:span text:style-name="T12_30">estil</text:span><text:span text:style-name="T12_31">??</text:span></text:p>
      <text:p text:style-name="P13"><text:span text:style-name="T13_1">[</text:span><text:span text:style-name="T13_2">La</text:span><text:span text:style-name="T13_3"><text:s/></text:span><text:span text:style-name="T13_4">imatge</text:span><text:span text:style-name="T13_5"><text:s/></text:span><text:span text:style-name="T13_6">no</text:span><text:span text:style-name="T13_7"><text:s/></text:span><text:span text:style-name="T13_8">es</text:span><text:span text:style-name="T13_9"><text:s/></text:span><text:span text:style-name="T13_10">va</text:span><text:span text:style-name="T13_11"><text:s/></text:span><text:span text:style-name="T13_12">carregar</text:span><text:span text:style-name="T13_13"><text:s/></text:span><text:span text:style-name="T13_14">en</text:span><text:span text:style-name="T13_15"><text:s/></text:span><text:span text:style-name="T13_16">el</text:span><text:span text:style-name="T13_17"><text:s/></text:span><text:span text:style-name="T13_18">correu</text:span><text:span text:style-name="T13_19">]</text:span></text:p>
      <text:p text:style-name="P14"/>
      <text:p text:style-name="P15"><text:span text:style-name="T15_1">estrategiaPuntuacio</text:span><text:span text:style-name="T15_2"><text:s/></text:span><text:span text:style-name="T15_3">es</text:span><text:span text:style-name="T15_4"><text:s/></text:span><text:span text:style-name="T15_5">una</text:span><text:span text:style-name="T15_6"><text:s/></text:span><text:span text:style-name="T15_7">classe</text:span><text:span text:style-name="T15_8"><text:s/></text:span><text:span text:style-name="T15_9">abstracte</text:span><text:span text:style-name="T15_10"><text:s/></text:span><text:span text:style-name="T15_11">que</text:span><text:span text:style-name="T15_12"><text:s/></text:span><text:span text:style-name="T15_13">realitza</text:span><text:span text:style-name="T15_14"><text:s/></text:span><text:span text:style-name="T15_15">el</text:span><text:span text:style-name="T15_16"><text:s/></text:span><text:span text:style-name="T15_17">patró</text:span><text:span text:style-name="T15_18"><text:s/></text:span><text:span text:style-name="T15_19">plantilla</text:span><text:span text:style-name="T15_20"><text:s/>(</text:span><text:span text:style-name="T15_21">la</text:span><text:span text:style-name="T15_22"><text:s/></text:span><text:span text:style-name="T15_23">part</text:span><text:span text:style-name="T15_24"><text:s/></text:span><text:span text:style-name="T15_25">comuna</text:span><text:span text:style-name="T15_26"><text:s/></text:span><text:span text:style-name="T15_27">de</text:span><text:span text:style-name="T15_28"><text:s/></text:span><text:span text:style-name="T15_29">l</text:span><text:span text:style-name="T15_30">’</text:span><text:span text:style-name="T15_31">ordenació</text:span><text:span text:style-name="T15_32">)<text:s/></text:span><text:span text:style-name="T15_33">i</text:span><text:span text:style-name="T15_34"><text:s/></text:span><text:span text:style-name="T15_35">millor</text:span><text:span text:style-name="T15_36"><text:s/></text:span><text:span text:style-name="T15_37">i</text:span><text:span text:style-name="T15_38"><text:s/></text:span><text:span text:style-name="T15_39">mitjana</text:span><text:span text:style-name="T15_40"><text:s/></text:span><text:span text:style-name="T15_41">les</text:span><text:span text:style-name="T15_42"><text:s/></text:span><text:span text:style-name="T15_43">seves</text:span><text:span text:style-name="T15_44"><text:s/></text:span><text:span text:style-name="T15_45">subclasses</text:span><text:span text:style-name="T15_46"><text:s/></text:span><text:span text:style-name="T15_47">que</text:span><text:span text:style-name="T15_48"><text:s/></text:span><text:span text:style-name="T15_49">realitzen</text:span><text:span text:style-name="T15_50"><text:s/></text:span><text:span text:style-name="T15_51">la</text:span><text:span text:style-name="T15_52"><text:s/></text:span><text:span text:style-name="T15_53">part</text:span><text:span text:style-name="T15_54"><text:s/></text:span><text:span text:style-name="T15_55">concreta</text:span><text:span text:style-name="T15_56">.</text:span></text:p>
      <text:p text:style-name="P16"><text:span text:style-name="T16_1">R</text:span><text:span text:style-name="T16_2">&gt;<text:s/></text:span><text:span text:style-name="T16_3">No</text:span><text:span text:style-name="T16_4"><text:s/></text:span><text:span text:style-name="T16_5">veig</text:span><text:span text:style-name="T16_6"><text:s/></text:span><text:span text:style-name="T16_7">el</text:span><text:span text:style-name="T16_8"><text:s/></text:span><text:span text:style-name="T16_9">dibuix</text:span><text:span text:style-name="T16_10">.<text:s/></text:span><text:span text:style-name="T16_11">L</text:span><text:span text:style-name="T16_12">'</text:span><text:span text:style-name="T16_13">hauries</text:span><text:span text:style-name="T16_14"><text:s/></text:span><text:span text:style-name="T16_15">d</text:span><text:span text:style-name="T16_16">'</text:span><text:span text:style-name="T16_17">ajuntar</text:span><text:span text:style-name="T16_18"><text:s/></text:span><text:span text:style-name="T16_19">en</text:span><text:span text:style-name="T16_20"><text:s/></text:span><text:span text:style-name="T16_21">un</text:span><text:span text:style-name="T16_22"><text:s/></text:span><text:span text:style-name="T16_23">fitxer</text:span><text:span text:style-name="T16_24">.<text:s/></text:span><text:span text:style-name="T16_25">De</text:span><text:span text:style-name="T16_26"><text:s/></text:span><text:span text:style-name="T16_27">totes</text:span><text:span text:style-name="T16_28"><text:s/></text:span><text:span text:style-name="T16_29">maneres</text:span><text:span text:style-name="T16_30"><text:s/></text:span><text:span text:style-name="T16_31">el</text:span><text:span text:style-name="T16_32"><text:s/></text:span><text:span text:style-name="T16_33">patró</text:span><text:span text:style-name="T16_34"><text:s/></text:span><text:span text:style-name="T16_35">estratègia</text:span><text:span text:style-name="T16_36"><text:s/></text:span><text:span text:style-name="T16_37">defineix</text:span><text:span text:style-name="T16_38"><text:s/></text:span><text:span text:style-name="T16_39">una</text:span><text:span text:style-name="T16_40"><text:s/></text:span><text:span text:style-name="T16_41">interfície</text:span><text:span text:style-name="T16_42"><text:s/></text:span><text:span text:style-name="T16_43">no</text:span><text:span text:style-name="T16_44"><text:s/></text:span><text:span text:style-name="T16_45">una</text:span><text:span text:style-name="T16_46"><text:s/></text:span><text:span text:style-name="T16_47">classe</text:span><text:span text:style-name="T16_48"><text:s/></text:span><text:span text:style-name="T16_49">abstracta</text:span><text:span text:style-name="T16_50">.<text:s/></text:span><text:span text:style-name="T16_51">Les</text:span><text:span text:style-name="T16_52"><text:s/></text:span><text:span text:style-name="T16_53">interficies</text:span><text:span text:style-name="T16_54"><text:s/></text:span><text:span text:style-name="T16_55">no</text:span><text:span text:style-name="T16_56"><text:s/></text:span><text:span text:style-name="T16_57">tenen</text:span><text:span text:style-name="T16_58"><text:s/></text:span><text:span text:style-name="T16_59">operacions</text:span><text:span text:style-name="T16_60"><text:s/></text:span><text:span text:style-name="T16_61">concretes</text:span><text:span text:style-name="T16_62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